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5"/>
        <table:table-column table:style-name="co1" table:number-columns-repeated="13" table:default-cell-style-name="ce12"/>
        <table:table-column table:style-name="co2" table:number-columns-repeated="16367" table:default-cell-style-name="ce12"/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<text:s/>Registrar GPS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RegistrarGPS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Administrador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registrar nuevos GPS especiales en el </text:p>
            <text:p>sistema, asignándoles un nombre que corresponde a la matrícula del camión o furgoneta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desea registrar un GPS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1- El administrador registra un GPS</text:p>
          </table:table-cell>
          <table:covered-table-cell/>
          <table:table-cell table:style-name="ce4" office:value-type="string" calcext:value-type="string" table:number-columns-spanned="2" table:number-rows-spanned="1">
            <text:p>GPS</text:p>
          </table:table-cell>
          <table:covered-table-cell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2- El administrador registra un nombre al GPS</text:p>
          </table:table-cell>
          <table:covered-table-cell/>
          <table:table-cell table:style-name="ce4" office:value-type="string" calcext:value-type="string" table:number-columns-spanned="2" table:number-rows-spanned="1">
            <text:p>GPS y nombre</text:p>
          </table:table-cell>
          <table:covered-table-cell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3- El administrador programa las rutas de los transportes con fechas</text:p>
          </table:table-cell>
          <table:covered-table-cell/>
          <table:table-cell table:style-name="ce4" office:value-type="string" calcext:value-type="string" table:number-columns-spanned="2" table:number-rows-spanned="1">
            <text:p>GPS, ruta, fechas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xistir para ser registra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El GPS queda registrado y el administrador puede operar sobre el mism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Permite registrar un transporte en el sistema para poder ser utilizado mas adelant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6" table:number-columns-spanned="4" table:number-rows-spanned="1"/>
          <table:covered-table-cell table:number-columns-repeated="3" table:style-name="ce7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Programar ruta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ProgramarRuta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programar una ruta para un vehículo</text:p>
            <text:p> específico, estableciendo la fecha/hora de salida y la fecha/hora de llegada prevista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desea programar una rut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programa una ruta con fecha y hora de salida y llegada</text:p>
          </table:table-cell>
          <table:covered-table-cell/>
          <table:table-cell table:style-name="ce4" office:value-type="string" calcext:value-type="string" table:number-columns-spanned="2" table:number-rows-spanned="1">
            <text:p>Fecha y hora, GPS, ruta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El GPS tiene una nueva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Permite asignar una ruta al GP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7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Supervisar vehiculos operativos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Supervisar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supervisar qué vehículos </text:p>
            <text:p>están operativos en un momento determinado, visualizando su ubicación en un mapa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GPS envia su ubicación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Temporizad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GPS envia su ubicación cada 5 minutos</text:p>
          </table:table-cell>
          <table:covered-table-cell/>
          <table:table-cell table:style-name="ce4" office:value-type="string" calcext:value-type="string" table:number-columns-spanned="2" table:number-rows-spanned="1">
            <text:p>GPS, ubicación</text:p>
          </table:table-cell>
          <table:covered-table-cell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puede ver en un mapa los distintos GPS</text:p>
          </table:table-cell>
          <table:covered-table-cell/>
          <table:table-cell table:style-name="ce4" office:value-type="string" calcext:value-type="string" table:number-columns-spanned="2" table:number-rows-spanned="1">
            <text:p>GPS, ubicación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El GPS continua enviando su localizacion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Mantener al administrador al tanto de la localizacion de los GP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7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Modificar ruta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ModificarRuta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modificar la ruta de un vehículo en </text:p>
            <text:p>tiempo real, según sea necesario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desea modificar la rut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decide la nueva ruta de un GPS</text:p>
          </table:table-cell>
          <table:covered-table-cell/>
          <table:table-cell table:style-name="ce4" office:value-type="string" calcext:value-type="string" table:number-columns-spanned="2" table:number-rows-spanned="1">
            <text:p>GPS, nueva ruta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 y debe tener una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El GPS tiene una nueva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Modificar la ruta a disposicion del administrador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7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Mostrar vehiculos con ruta programada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MostrarVehiculosRutaProg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visualizar en el</text:p>
            <text:p> mapa solo los vehículos que tienen una ruta programada en un momento determinado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filtra los vehiculos mostrados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desea ver unicamente los vehiculos con ruta programada</text:p>
          </table:table-cell>
          <table:covered-table-cell/>
          <table:table-cell table:style-name="ce4" office:value-type="string" calcext:value-type="string" table:number-columns-spanned="2" table:number-rows-spanned="1">
            <text:p>GPS con ruta programada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 y debe tener una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Solo muestra los vehiculos con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Mostrar unicamente los vehiculos con ruta program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Baj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8" table:number-columns-spanned="4" table:number-rows-spanned="1"/>
          <table:covered-table-cell table:number-columns-repeated="3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Mostrar vehiculos sin ruta programada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MostrarVehiculosRutaNoProg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permite al administrador visualizar en el</text:p>
            <text:p> mapa solo los vehículos que tienen una ruta programada en un momento determinado.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filtra los vehiculos mostrados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desea ver unicamente los vehiculos sin ruta programada</text:p>
          </table:table-cell>
          <table:covered-table-cell/>
          <table:table-cell table:style-name="ce4" office:value-type="string" calcext:value-type="string" table:number-columns-spanned="2" table:number-rows-spanned="1">
            <text:p>GPS sin ruta programada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Solo muestra los vehiculos sin ruta asign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Mostrar unicamente los vehiculos sin ruta program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Baj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7" table:number-columns-spanned="4" table:number-rows-spanned="1"/>
          <table:covered-table-cell table:number-columns-repeated="3"/>
          <table:table-cell table:number-columns-repeated="16380"/>
        </table:table-row>
        <table:table-row table:style-name="ro1">
          <table:table-cell table:style-name="ce1" office:value-type="string" calcext:value-type="string">
            <text:p>Nombre de caso de uso</text:p>
          </table:table-cell>
          <table:table-cell office:value-type="string" calcext:value-type="string">
            <text:p>Seleccionar vehiculo mas cercano al origen de la ruta</text:p>
          </table:table-cell>
          <table:table-cell table:style-name="ce1" office:value-type="string" calcext:value-type="string">
            <text:p>ID unica</text:p>
          </table:table-cell>
          <table:table-cell office:value-type="string" calcext:value-type="string">
            <text:p>SeleccionarVehiculoCerc1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Área</text:p>
          </table:table-cell>
          <table:table-cell office:value-type="string" calcext:value-type="string">
            <text:p>YoTeSigo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Actor</text:p>
          </table:table-cell>
          <table:table-cell office:value-type="string" calcext:value-type="string">
            <text:p>GPS</text:p>
          </table:table-cell>
          <table:table-cell table:style-name="ce9" table:number-columns-repeated="2"/>
          <table:table-cell table:number-columns-repeated="16380"/>
        </table:table-row>
        <table:table-row table:style-name="ro1">
          <table:table-cell table:style-name="ce2"/>
          <table:table-cell table:style-name="ce9" table:number-columns-repeated="3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2">
            <text:p>Descripcion</text:p>
          </table:table-cell>
          <table:table-cell table:style-name="ce4" office:value-type="string" calcext:value-type="string" table:number-columns-spanned="3" table:number-rows-spanned="2">
            <text:p>Este caso de uso describe la acción del  administrador de seleccionar el vehículo más cercano al origen de la ruta programada para realizar</text:p>
            <text:p> un transporte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covered-table-cell table:style-name="ce1"/>
          <table:covered-table-cell table:number-columns-repeated="2"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Activar evento</text:p>
          </table:table-cell>
          <table:table-cell table:style-name="ce4" office:value-type="string" calcext:value-type="string" table:number-columns-spanned="3" table:number-rows-spanned="1">
            <text:p>El administrador selecciona un vehiculo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1" office:value-type="string" calcext:value-type="string">
            <text:p>Tipo de señal</text:p>
          </table:table-cell>
          <table:table-cell table:style-name="ce4" office:value-type="string" calcext:value-type="string" table:number-columns-spanned="3" table:number-rows-spanned="1">
            <text:p>Externa</text:p>
          </table:table-cell>
          <table:covered-table-cell/>
          <table:covered-table-cell table:style-name="ce11"/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2" table:number-rows-spanned="1">
            <text:p>Pasos desempeñados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Información para los pasos</text:p>
          </table:table-cell>
          <table:covered-table-cell table:style-name="ce10"/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1">
            <text:p>El administrador desea seleccionar el vehiculo mas cercano al origen</text:p>
          </table:table-cell>
          <table:covered-table-cell/>
          <table:table-cell table:style-name="ce4" office:value-type="string" calcext:value-type="string" table:number-columns-spanned="2" table:number-rows-spanned="1">
            <text:p>GPS</text:p>
          </table:table-cell>
          <table:covered-table-cell/>
          <table:table-cell table:number-columns-repeated="16380"/>
        </table:table-row>
        <table:table-row table:style-name="ro1">
          <table:table-cell table:style-name="ce3" office:value-type="string" calcext:value-type="string">
            <text:p>Precondiciones</text:p>
          </table:table-cell>
          <table:table-cell table:style-name="ce4" office:value-type="string" calcext:value-type="string" table:number-columns-spanned="3" table:number-rows-spanned="1">
            <text:p>El GPS ya debe estar registrad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ostcondiciones</text:p>
          </table:table-cell>
          <table:table-cell table:style-name="ce4" office:value-type="string" calcext:value-type="string" table:number-columns-spanned="3" table:number-rows-spanned="1">
            <text:p>Selecciona el vehiculo mas cercano a la ru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eunir requerimientos</text:p>
          </table:table-cell>
          <table:table-cell table:style-name="ce4" office:value-type="string" calcext:value-type="string" table:number-columns-spanned="3" table:number-rows-spanned="1">
            <text:p>Seleccionar el vehiculo mas cercano a la ruta programad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Prioridad</text:p>
          </table:table-cell>
          <table:table-cell table:style-name="ce4" office:value-type="string" calcext:value-type="string" table:number-columns-spanned="3" table:number-rows-spanned="1">
            <text:p><text:s/>Medi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3" office:value-type="string" calcext:value-type="string">
            <text:p>Riesgo</text:p>
          </table:table-cell>
          <table:table-cell table:style-name="ce4" office:value-type="string" calcext:value-type="string" table:number-columns-spanned="3" table:number-rows-spanned="1">
            <text:p>Bajo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7" table:number-columns-spanned="4" table:number-rows-spanned="1"/>
          <table:covered-table-cell table:number-columns-repeated="3"/>
          <table:table-cell table:number-columns-repeated="16380"/>
        </table:table-row>
        <table:table-row table:style-name="ro1" table:number-rows-repeated="10484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6:28:41.363000000</meta:creation-date>
    <dc:date>2024-05-18T18:51:42.348000000</dc:date>
    <meta:editing-duration>PT2H23M1S</meta:editing-duration>
    <meta:editing-cycles>1</meta:editing-cycles>
    <meta:document-statistic meta:table-count="1" meta:cell-count="202" meta:object-count="0"/>
    <meta:generator>LibreOffice/7.4.2.3$Windows_X86_64 LibreOffice_project/382eef1f22670f7f4118c8c2dd222ec7ad009daf</meta:generator>
  </office:meta>
</office:document-meta>
</file>